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68b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68b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68b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68b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68b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68b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68b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68b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68b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68b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68b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68b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68b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68b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68b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68b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68b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ria Cecilia  Fernandez Coe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8/5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30808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Margenis Del Valle Coello Villarro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91049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0.9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